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Heading_20_3">
      <style:paragraph-properties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5">
      <style:paragraph-properties fo:margin-top="0in" fo:margin-bottom="0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аздел "Оптимизация и безопасность плагина" может включать следующие ключевые аспекты для профессиональной разработки плагинов в WordPress:</text:p>
      <text:h text:style-name="P2" text:outline-level="3">5. Оптимизация и безопасность плагина</text:h>
      <text:h text:style-name="P1" text:outline-level="4">Оптимизация производительности:</text:h>
      <text:list xml:id="list2488739480611222762" text:style-name="L1">
        <text:list-item>
          <text:p text:style-name="P4"><text:span text:style-name="Strong_20_Emphasis">Кэширование данных:</text:span></text:p>
          <text:list>
            <text:list-item>
              <text:p text:style-name="P9">Использование кэширования для ускорения загрузки страниц и снижения нагрузки на сервер.</text:p>
            </text:list-item>
            <text:list-item>
              <text:p text:style-name="P9">Практические примеры работы с кэшированием в WordPress плагинах.</text:p>
            </text:list-item>
          </text:list>
        </text:list-item>
        <text:list-item>
          <text:p text:style-name="P4"><text:span text:style-name="Strong_20_Emphasis">Оптимизация запросов к базе данных:</text:span></text:p>
          <text:list>
            <text:list-item>
              <text:p text:style-name="P4">Лучшие практики по оптимизации SQL-запросов, индексированию таблиц и выборке данных.</text:p>
            </text:list-item>
          </text:list>
        </text:list-item>
      </text:list>
      <text:h text:style-name="P1" text:outline-level="4">Безопасность и защита:</text:h>
      <text:list xml:id="list3607931247295326298" text:style-name="L2">
        <text:list-item>
          <text:p text:style-name="P5"><text:span text:style-name="Strong_20_Emphasis">Обработка входных данных:</text:span></text:p>
          <text:list>
            <text:list-item>
              <text:p text:style-name="P10">Понимание важности фильтрации и проверки данных, поступающих от пользователей.</text:p>
            </text:list-item>
            <text:list-item>
              <text:p text:style-name="P10">Примеры использования функций фильтрации и экранирования данных.</text:p>
            </text:list-item>
          </text:list>
        </text:list-item>
        <text:list-item>
          <text:p text:style-name="P5"><text:span text:style-name="Strong_20_Emphasis">Предотвращение атак и уязвимостей:</text:span></text:p>
          <text:list>
            <text:list-item>
              <text:p text:style-name="P10">Защита от распространенных видов атак, таких как инъекции SQL, XSS, CSRF и других.</text:p>
            </text:list-item>
            <text:list-item>
              <text:p text:style-name="P5">Рекомендации по усилению защиты плагина.</text:p>
            </text:list-item>
          </text:list>
        </text:list-item>
      </text:list>
      <text:h text:style-name="P1" text:outline-level="4">Тестирование и отладка:</text:h>
      <text:list xml:id="list8092337125460528974" text:style-name="L3">
        <text:list-item>
          <text:p text:style-name="P6"><text:span text:style-name="Strong_20_Emphasis">Тестирование безопасности:</text:span></text:p>
          <text:list>
            <text:list-item>
              <text:p text:style-name="P11">Методы тестирования безопасности плагина на наличие уязвимостей.</text:p>
            </text:list-item>
            <text:list-item>
              <text:p text:style-name="P11">Примеры использования инструментов для сканирования уязвимостей.</text:p>
            </text:list-item>
          </text:list>
        </text:list-item>
        <text:list-item>
          <text:p text:style-name="P6"><text:span text:style-name="Strong_20_Emphasis">Отладка и исправление ошибок:</text:span></text:p>
          <text:list>
            <text:list-item>
              <text:p text:style-name="P11">Эффективные методы отладки для быстрого выявления и исправления ошибок безопасности.</text:p>
            </text:list-item>
            <text:list-item>
              <text:p text:style-name="P6">Использование логирования и инструментов для анализа ошибок.</text:p>
            </text:list-item>
          </text:list>
        </text:list-item>
      </text:list>
      <text:h text:style-name="P1" text:outline-level="4">Аудит и обновление:</text:h>
      <text:list xml:id="list8990215387199717813" text:style-name="L4">
        <text:list-item>
          <text:p text:style-name="P7"><text:span text:style-name="Strong_20_Emphasis">Проведение аудита плагина:</text:span></text:p>
          <text:list>
            <text:list-item>
              <text:p text:style-name="P12">Методы и инструменты для проведения аудита безопасности плагина.</text:p>
            </text:list-item>
            <text:list-item>
              <text:p text:style-name="P12">Частые меры проверки безопасности.</text:p>
            </text:list-item>
          </text:list>
        </text:list-item>
        <text:list-item>
          <text:p text:style-name="P7"><text:span text:style-name="Strong_20_Emphasis">Регулярные обновления и поддержка:</text:span></text:p>
          <text:list>
            <text:list-item>
              <text:p text:style-name="P12">Значение регулярных обновлений для обеспечения безопасности плагина.</text:p>
            </text:list-item>
            <text:list-item>
              <text:p text:style-name="P7"><text:soft-page-break/>Разработка процесса поддержки, включая выход регулярных обновлений и патчей.</text:p>
            </text:list-item>
          </text:list>
        </text:list-item>
      </text:list>
      <text:h text:style-name="P1" text:outline-level="4">Практические упражнения и проекты:</text:h>
      <text:list xml:id="list2220263480986927401" text:style-name="L5">
        <text:list-item>
          <text:p text:style-name="P8"><text:span text:style-name="Strong_20_Emphasis">Тестирование и улучшение безопасности:</text:span></text:p>
          <text:list>
            <text:list-item>
              <text:p text:style-name="P13">Упражнения по проверке безопасности плагина с последующими исправлениями уязвимостей.</text:p>
            </text:list-item>
          </text:list>
        </text:list-item>
        <text:list-item>
          <text:p text:style-name="P8"><text:span text:style-name="Strong_20_Emphasis">Аудит безопасности плагина:</text:span></text:p>
          <text:list>
            <text:list-item>
              <text:p text:style-name="P8">Практические задания для аудита безопасности существующего плагина и разработка плана улучшений.</text:p>
            </text:list-item>
          </text:list>
        </text:list-item>
      </text:list>
      <text:p text:style-name="P3">Этот раздел позволит разработчикам углубить свои знания в области оптимизации производительности и обеспечения безопасности плагинов в WordPress, что является ключевым аспектом профессиональной разработки в данной обла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3:03:33.08</dc:date>
    <meta:document-statistic meta:table-count="0" meta:image-count="0" meta:object-count="0" meta:page-count="2" meta:paragraph-count="35" meta:word-count="264" meta:character-count="2041"/>
    <dc:creator>Dima Wide</dc:creator>
    <meta:user-defined meta:name="Info 1"/>
    <meta:user-defined meta:name="Info 2"/>
    <meta:user-defined meta:name="Info 3"/>
    <meta:user-defined meta:name="Info 4"/>
  </office:meta>
</office:document-meta>
</file>